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9900" draw:textarea-horizontal-align="justify" draw:textarea-vertical-align="middle" draw:auto-grow-height="false" fo:min-height="1.616cm" fo:min-width="2.468cm" fo:padding-top="0.125cm" fo:padding-bottom="0.125cm" fo:padding-left="0.25cm" fo:padding-right="0.25cm" draw:shadow="hidden" draw:shadow-offset-x="0.199cm" draw:shadow-offset-y="0.199cm" draw:shadow-color="#808080"/>
    </style:style>
    <style:style style:name="gr2"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9900" draw:textarea-horizontal-align="justify" draw:textarea-vertical-align="middle" draw:auto-grow-height="false" fo:min-height="1.618cm" fo:min-width="2.468cm" fo:padding-top="0.125cm" fo:padding-bottom="0.125cm" fo:padding-left="0.25cm" fo:padding-right="0.25cm" draw:shadow="hidden" draw:shadow-offset-x="0.199cm" draw:shadow-offset-y="0.199cm" draw:shadow-color="#808080"/>
    </style:style>
    <style:style style:name="gr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9900" draw:textarea-horizontal-align="justify" draw:textarea-vertical-align="middle" draw:auto-grow-height="false" fo:min-height="1.616cm" fo:min-width="2.47cm" fo:padding-top="0.125cm" fo:padding-bottom="0.125cm" fo:padding-left="0.25cm" fo:padding-right="0.25cm" draw:shadow="hidden" draw:shadow-offset-x="0.199cm" draw:shadow-offset-y="0.199cm" draw:shadow-color="#808080"/>
    </style:style>
    <style:style style:name="gr4" style:family="graphic" style:parent-style-name="standard">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729fcf" draw:fill-gradient-name="Gradient_20_7" draw:fill-hatch-name="Hatching_20_9" draw:fill-image-name="Bitmap_20_1" draw:textarea-horizontal-align="justify" draw:textarea-vertical-align="middle" fo:padding-top="0.125cm" fo:padding-bottom="0.125cm" fo:padding-left="0.25cm" fo:padding-right="0.25cm" draw:shadow="hidden" draw:shadow-offset-x="0.199cm" draw:shadow-offset-y="0.199cm" draw:shadow-color="#808080"/>
    </style:style>
    <style:style style:name="gr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66cm" fo:min-width="2.905cm" fo:padding-top="0.125cm" fo:padding-bottom="0.125cm" fo:padding-left="0.25cm" fo:padding-right="0.25cm" draw:shadow="hidden" draw:shadow-offset-x="0.199cm" draw:shadow-offset-y="0.199cm" draw:shadow-color="#808080"/>
    </style:style>
    <style:style style:name="gr6"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66cm" fo:min-width="2.907cm" fo:padding-top="0.125cm" fo:padding-bottom="0.125cm" fo:padding-left="0.25cm" fo:padding-right="0.25cm" draw:shadow="hidden" draw:shadow-offset-x="0.199cm" draw:shadow-offset-y="0.199cm" draw:shadow-color="#808080"/>
    </style:style>
    <style:style style:name="gr7" style:family="graphic" style:parent-style-name="standard">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style>
    <style:style style:name="gr8"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28cm" fo:min-width="2.847cm"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34cm" fo:min-width="2.847cm" fo:padding-top="0.125cm" fo:padding-bottom="0.125cm" fo:padding-left="0.25cm" fo:padding-right="0.25cm" draw:shadow="hidden" draw:shadow-offset-x="0.199cm" draw:shadow-offset-y="0.199cm" draw:shadow-color="#808080"/>
    </style:style>
    <style:style style:name="gr10"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31cm" fo:min-width="2.845cm" fo:padding-top="0.125cm" fo:padding-bottom="0.125cm" fo:padding-left="0.25cm" fo:padding-right="0.25cm" draw:shadow="hidden" draw:shadow-offset-x="0.199cm" draw:shadow-offset-y="0.199cm" draw:shadow-color="#808080"/>
    </style:style>
    <style:style style:name="gr11"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31cm" fo:min-width="2.843cm" fo:padding-top="0.125cm" fo:padding-bottom="0.125cm" fo:padding-left="0.25cm" fo:padding-right="0.25cm" draw:shadow="hidden" draw:shadow-offset-x="0.199cm" draw:shadow-offset-y="0.199cm" draw:shadow-color="#808080"/>
    </style:style>
    <style:style style:name="gr12"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34cm" fo:min-width="2.845cm" fo:padding-top="0.125cm" fo:padding-bottom="0.125cm" fo:padding-left="0.25cm" fo:padding-right="0.25cm" draw:shadow="hidden" draw:shadow-offset-x="0.199cm" draw:shadow-offset-y="0.199cm" draw:shadow-color="#808080"/>
    </style:style>
    <style:style style:name="gr13"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38cm" fo:padding-top="0.125cm" fo:padding-bottom="0.125cm" fo:padding-left="0.25cm" fo:padding-right="0.25cm" draw:shadow="hidden" draw:shadow-offset-x="0.199cm" draw:shadow-offset-y="0.199cm" draw:shadow-color="#808080"/>
    </style:style>
    <style:style style:name="gr14"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33ff99" draw:opacity="100%" draw:textarea-horizontal-align="justify" draw:auto-grow-height="false" fo:min-height="11.962cm" fo:min-width="16.571cm" fo:padding-top="0.125cm" fo:padding-bottom="0.125cm" fo:padding-left="0.25cm" fo:padding-right="0.25cm" fo:wrap-option="no-wrap" draw:shadow="hidden" draw:shadow-offset-x="0.199cm" draw:shadow-offset-y="0.199cm" draw:shadow-color="#808080"/>
    </style:style>
    <style:style style:name="gr1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33ff99" draw:textarea-horizontal-align="justify" draw:textarea-vertical-align="middle" draw:auto-grow-height="false" fo:min-height="1.034cm" fo:min-width="4.808cm" fo:padding-top="0.125cm" fo:padding-bottom="0.125cm" fo:padding-left="0.25cm" fo:padding-right="0.25cm" draw:shadow="hidden" draw:shadow-offset-x="0.199cm" draw:shadow-offset-y="0.199cm" draw:shadow-color="#808080"/>
    </style:style>
    <style:style style:name="gr16"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14cm" fo:min-width="4.159cm" fo:padding-top="0.125cm" fo:padding-bottom="0.125cm" fo:padding-left="0.25cm" fo:padding-right="0.25cm" draw:shadow="hidden" draw:shadow-offset-x="0.199cm" draw:shadow-offset-y="0.199cm" draw:shadow-color="#808080"/>
    </style:style>
    <style:style style:name="gr17"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5cm" fo:padding-top="0.125cm" fo:padding-bottom="0.125cm" fo:padding-left="0.25cm" fo:padding-right="0.25cm" draw:shadow="hidden" draw:shadow-offset-x="0.199cm" draw:shadow-offset-y="0.199cm" draw:shadow-color="#808080"/>
    </style:style>
    <style:style style:name="gr18"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438cm" fo:padding-top="0.125cm" fo:padding-bottom="0.125cm" fo:padding-left="0.25cm" fo:padding-right="0.25cm" draw:shadow="hidden" draw:shadow-offset-x="0.199cm" draw:shadow-offset-y="0.199cm" draw:shadow-color="#808080"/>
    </style:style>
    <style:style style:name="gr19" style:family="graphic" style:parent-style-name="standard">
      <style:graphic-properties draw:stroke="solid" svg:stroke-width="0cm" svg:stroke-color="#ff3300" draw:marker-start="" draw:marker-start-width="0.199cm" draw:marker-start-center="false" draw:marker-end="" draw:marker-end-width="0.199cm" draw:marker-end-center="false" draw:fill="solid" draw:fill-color="#ff6600" draw:textarea-horizontal-align="justify" draw:auto-grow-height="false" fo:min-height="4.462cm" fo:min-width="4.431cm" fo:padding-top="0.125cm" fo:padding-bottom="0.125cm" fo:padding-left="0.25cm" fo:padding-right="0.25cm" fo:wrap-option="no-wrap" draw:shadow="hidden" draw:shadow-offset-x="0.199cm" draw:shadow-offset-y="0.199cm" draw:shadow-color="#808080"/>
    </style:style>
    <style:style style:name="gr20"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914cm" fo:min-width="4.229cm" fo:padding-top="0.125cm" fo:padding-bottom="0.125cm" fo:padding-left="0.25cm" fo:padding-right="0.25cm" draw:shadow="hidden" draw:shadow-offset-x="0.199cm" draw:shadow-offset-y="0.199cm" draw:shadow-color="#808080"/>
    </style:style>
    <style:style style:name="gr21" style:family="graphic" style:parent-style-name="standard">
      <style:graphic-properties draw:stroke="solid" svg:stroke-width="0cm" svg:stroke-color="#b2b2b2" draw:marker-start="" draw:marker-start-width="0.199cm" draw:marker-start-center="false" draw:marker-end="" draw:marker-end-width="0.199cm" draw:marker-end-center="false" draw:fill="solid" draw:fill-color="#ffff00" draw:textarea-horizontal-align="justify" draw:auto-grow-height="false" fo:min-height="2.107cm" fo:min-width="5.161cm" fo:padding-top="0.125cm" fo:padding-bottom="0.125cm" fo:padding-left="0.25cm" fo:padding-right="0.25cm" fo:wrap-option="no-wrap" draw:shadow="hidden" draw:shadow-offset-x="0.199cm" draw:shadow-offset-y="0.199cm" draw:shadow-color="#808080"/>
    </style:style>
    <style:style style:name="gr22"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673cm" fo:min-width="1.035cm" fo:padding-top="0.125cm" fo:padding-bottom="0.125cm" fo:padding-left="0.25cm" fo:padding-right="0.25cm" fo:wrap-option="no-wrap" draw:shadow="hidden" draw:shadow-offset-x="0.199cm" draw:shadow-offset-y="0.199cm" draw:shadow-color="#808080"/>
    </style:style>
    <style:style style:name="gr23" style:family="graphic" style:parent-style-name="standard">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729fcf" draw:fill-gradient-name="Gradient_20_7" draw:fill-hatch-name="Hatching_20_11" draw:fill-image-name="Bitmap_20_1" draw:textarea-horizontal-align="justify" draw:textarea-vertical-align="middle" fo:padding-top="0.125cm" fo:padding-bottom="0.125cm" fo:padding-left="0.25cm" fo:padding-right="0.25cm" draw:shadow="hidden" draw:shadow-offset-x="0.199cm" draw:shadow-offset-y="0.199cm" draw:shadow-color="#808080"/>
    </style:style>
    <style:style style:name="gr24" style:family="graphic" style:parent-style-name="standard">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729fcf" draw:fill-gradient-name="Gradient_20_7" draw:fill-hatch-name="Hatching_20_12" draw:fill-image-name="Bitmap_20_1" draw:textarea-horizontal-align="justify" draw:textarea-vertical-align="middle" fo:padding-top="0.125cm" fo:padding-bottom="0.125cm" fo:padding-left="0.25cm" fo:padding-right="0.25cm" draw:shadow="hidden" draw:shadow-offset-x="0.199cm" draw:shadow-offset-y="0.199cm" draw:shadow-color="#808080"/>
    </style:style>
    <style:style style:name="gr25" style:family="graphic" style:parent-style-name="standard">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09cm" fo:padding-top="0.125cm" fo:padding-bottom="0.125cm" fo:padding-left="0.25cm" fo:padding-right="0.25cm" draw:shadow="hidden" draw:shadow-offset-x="0.199cm" draw:shadow-offset-y="0.199cm" draw:shadow-color="#808080"/>
    </style:style>
    <style:style style:name="gr26" style:family="graphic" style:parent-style-name="standard">
      <style:graphic-properties draw:textarea-vertical-align="middle" draw:auto-grow-height="false" fo:min-height="0.128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cm" fo:min-width="5.781cm" fo:padding-top="0.125cm" fo:padding-bottom="0.125cm" fo:padding-left="0.25cm" fo:padding-right="0.25cm" draw:shadow="hidden" draw:shadow-offset-x="0.199cm" draw:shadow-offset-y="0.199cm" draw:shadow-color="#808080"/>
    </style:style>
    <style:style style:name="gr2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33ff99" draw:textarea-horizontal-align="justify" draw:textarea-vertical-align="middle" draw:auto-grow-height="false" fo:min-height="1.131cm" fo:min-width="5.899cm" fo:padding-top="0.125cm" fo:padding-bottom="0.125cm" fo:padding-left="0.25cm" fo:padding-right="0.25cm" draw:shadow="hidden" draw:shadow-offset-x="0.199cm" draw:shadow-offset-y="0.199cm" draw:shadow-color="#808080"/>
    </style:style>
    <style:style style:name="gr30"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11cm" fo:min-width="2.923cm" fo:padding-top="0.125cm" fo:padding-bottom="0.125cm" fo:padding-left="0.25cm" fo:padding-right="0.25cm" draw:shadow="hidden" draw:shadow-offset-x="0.199cm" draw:shadow-offset-y="0.199cm" draw:shadow-color="#808080"/>
    </style:style>
    <style:style style:name="gr31"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12cm" fo:min-width="2.923cm" fo:padding-top="0.125cm" fo:padding-bottom="0.125cm" fo:padding-left="0.25cm" fo:padding-right="0.25cm" draw:shadow="hidden" draw:shadow-offset-x="0.199cm" draw:shadow-offset-y="0.199cm" draw:shadow-color="#808080"/>
    </style:style>
    <style:style style:name="gr32"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11cm" fo:min-width="2.921cm" fo:padding-top="0.125cm" fo:padding-bottom="0.125cm" fo:padding-left="0.25cm" fo:padding-right="0.25cm" draw:shadow="hidden" draw:shadow-offset-x="0.199cm" draw:shadow-offset-y="0.199cm" draw:shadow-color="#808080"/>
    </style:style>
    <style:style style:name="gr3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auto-grow-height="false" fo:min-height="3.74cm" fo:min-width="14.404cm" fo:padding-top="0.125cm" fo:padding-bottom="0.125cm" fo:padding-left="0.25cm" fo:padding-right="0.25cm" fo:wrap-option="no-wrap" draw:shadow="hidden" draw:shadow-offset-x="0.199cm" draw:shadow-offset-y="0.199cm" draw:shadow-color="#808080"/>
    </style:style>
    <style:style style:name="gr34" style:family="graphic" style:parent-style-name="standard">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style>
    <style:style style:name="gr3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1.996cm" fo:min-width="4.593cm" fo:padding-top="0.125cm" fo:padding-bottom="0.125cm" fo:padding-left="0.25cm" fo:padding-right="0.25cm" draw:shadow="hidden" draw:shadow-offset-x="0.199cm" draw:shadow-offset-y="0.199cm" draw:shadow-color="#808080"/>
    </style:style>
    <style:style style:name="gr36"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234cm" fo:min-width="3.147cm" fo:padding-top="0.125cm" fo:padding-bottom="0.125cm" fo:padding-left="0.25cm" fo:padding-right="0.25cm" draw:shadow="hidden" draw:shadow-offset-x="0.199cm" draw:shadow-offset-y="0.199cm" draw:shadow-color="#808080"/>
    </style:style>
    <style:style style:name="gr37"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73cm" fo:min-width="5.863cm" fo:padding-top="0.125cm" fo:padding-bottom="0.125cm" fo:padding-left="0.25cm" fo:padding-right="0.25cm" draw:shadow="hidden" draw:shadow-offset-x="0.199cm" draw:shadow-offset-y="0.199cm" draw:shadow-color="#808080"/>
    </style:style>
    <style:style style:name="gr38"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73cm" fo:min-width="4.299cm" fo:padding-top="0.125cm" fo:padding-bottom="0.125cm" fo:padding-left="0.25cm" fo:padding-right="0.25cm" draw:shadow="hidden" draw:shadow-offset-x="0.199cm" draw:shadow-offset-y="0.199cm" draw:shadow-color="#808080"/>
    </style:style>
    <style:style style:name="gr39"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74cm" fo:min-width="2.119cm" fo:padding-top="0.125cm" fo:padding-bottom="0.125cm" fo:padding-left="0.25cm" fo:padding-right="0.25cm" draw:shadow="hidden" draw:shadow-offset-x="0.199cm" draw:shadow-offset-y="0.199cm" draw:shadow-color="#808080"/>
    </style:style>
    <style:style style:name="gr40"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73cm" fo:min-width="9.133cm" fo:padding-top="0.125cm" fo:padding-bottom="0.125cm" fo:padding-left="0.25cm" fo:padding-right="0.25cm" draw:shadow="hidden" draw:shadow-offset-x="0.199cm" draw:shadow-offset-y="0.199cm" draw:shadow-color="#808080"/>
    </style:style>
    <style:style style:name="gr41"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73cm" fo:min-width="4.558cm" fo:padding-top="0.125cm" fo:padding-bottom="0.125cm" fo:padding-left="0.25cm" fo:padding-right="0.25cm" draw:shadow="hidden" draw:shadow-offset-x="0.199cm" draw:shadow-offset-y="0.199cm" draw:shadow-color="#808080"/>
    </style:style>
    <style:style style:name="gr42" style:family="graphic" style:parent-style-name="standard">
      <style:graphic-properties draw:stroke="none" svg:stroke-color="#000000" draw:fill="none" draw:fill-color="#ffffff" draw:textarea-horizontal-align="left" draw:auto-grow-height="true" draw:auto-grow-width="false" fo:min-height="0.05cm" fo:min-width="0cm"/>
    </style:style>
    <style:style style:name="gr43" style:family="graphic" style:parent-style-name="standard">
      <style:graphic-properties draw:textarea-horizontal-align="justify" draw:textarea-vertical-align="middle" draw:auto-grow-height="false" fo:min-height="0.363cm" fo:min-width="0cm"/>
    </style:style>
    <style:style style:name="gr44" style:family="graphic" style:parent-style-name="standard">
      <style:graphic-properties draw:textarea-horizontal-align="justify" draw:textarea-vertical-align="middle" draw:auto-grow-height="false" fo:min-height="0.364cm" fo:min-width="0cm"/>
    </style:style>
    <style:style style:name="gr4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45cm" fo:min-width="3.828cm" fo:padding-top="0.125cm" fo:padding-bottom="0.125cm" fo:padding-left="0.25cm" fo:padding-right="0.25cm" draw:shadow="hidden" draw:shadow-offset-x="0.199cm" draw:shadow-offset-y="0.199cm" draw:shadow-color="#808080"/>
    </style:style>
    <style:style style:name="gr46"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44cm" fo:min-width="3.828cm" fo:padding-top="0.125cm" fo:padding-bottom="0.125cm" fo:padding-left="0.25cm" fo:padding-right="0.25cm" draw:shadow="hidden" draw:shadow-offset-x="0.199cm" draw:shadow-offset-y="0.199cm" draw:shadow-color="#808080"/>
    </style:style>
    <style:style style:name="gr47"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48cm" fo:min-width="3.828cm" fo:padding-top="0.125cm" fo:padding-bottom="0.125cm" fo:padding-left="0.25cm" fo:padding-right="0.25cm" draw:shadow="hidden" draw:shadow-offset-x="0.199cm" draw:shadow-offset-y="0.199cm" draw:shadow-color="#808080"/>
    </style:style>
    <style:style style:name="gr48"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33ff99" draw:textarea-horizontal-align="justify" draw:textarea-vertical-align="middle" draw:auto-grow-height="false" fo:min-height="1.057cm" fo:min-width="7.161cm" fo:padding-top="0.125cm" fo:padding-bottom="0.125cm" fo:padding-left="0.25cm" fo:padding-right="0.25cm" draw:shadow="hidden" draw:shadow-offset-x="0.199cm" draw:shadow-offset-y="0.199cm" draw:shadow-color="#808080"/>
    </style:style>
    <style:style style:name="gr49"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432cm" fo:min-width="0cm" fo:padding-top="0.125cm" fo:padding-bottom="0.125cm" fo:padding-left="0.25cm" fo:padding-right="0.25cm" draw:shadow="hidden" draw:shadow-offset-x="0.199cm" draw:shadow-offset-y="0.199cm" draw:shadow-color="#808080"/>
    </style:style>
    <style:style style:name="gr50"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auto-grow-height="false" fo:min-height="18.237cm" fo:min-width="17.148cm" fo:padding-top="0.125cm" fo:padding-bottom="0.125cm" fo:padding-left="0.25cm" fo:padding-right="0.25cm" fo:wrap-option="no-wrap" draw:shadow="hidden" draw:shadow-offset-x="0.199cm" draw:shadow-offset-y="0.199cm" draw:shadow-color="#808080"/>
    </style:style>
    <style:style style:name="gr51"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28cm" fo:min-width="6.488cm" fo:padding-top="0.125cm" fo:padding-bottom="0.125cm" fo:padding-left="0.25cm" fo:padding-right="0.25cm" draw:shadow="hidden" draw:shadow-offset-x="0.199cm" draw:shadow-offset-y="0.199cm" draw:shadow-color="#808080"/>
    </style:style>
    <style:style style:name="gr5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3" style:family="graphic" style:parent-style-name="standard">
      <style:graphic-properties draw:stroke="none" svg:stroke-color="#000000" draw:fill="solid" draw:fill-color="#dddddd" draw:textarea-horizontal-align="left" draw:auto-grow-height="true" draw:auto-grow-width="true" fo:min-height="0cm" fo:min-width="0cm"/>
    </style:style>
    <style:style style:name="gr54" style:family="graphic" style:parent-style-name="standard">
      <style:graphic-properties draw:fill-color="#dddddd" draw:textarea-horizontal-align="justify" draw:textarea-vertical-align="middle" draw:auto-grow-height="false" fo:min-height="0.364cm" fo:min-width="0cm"/>
    </style:style>
    <style:style style:name="gr55" style:family="graphic" style:parent-style-name="standard">
      <style:graphic-properties draw:stroke="none" svg:stroke-color="#000000" draw:fill="solid" draw:fill-color="#66ffff" draw:textarea-horizontal-align="left" draw:auto-grow-height="true" draw:auto-grow-width="true" fo:min-height="0cm" fo:min-width="0cm"/>
    </style:style>
    <style:style style:name="P1"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729fcf" draw:fill-gradient-name="Gradient_20_7" draw:fill-hatch-name="Hatching_20_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33ff99" draw:opacity="1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3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solid" draw:fill-color="#ff6600"/>
      <style:paragraph-properties fo:margin-left="0cm" fo:margin-right="0cm" fo:margin-top="0cm" fo:margin-bottom="0cm" fo:line-height="100%" fo:text-indent="0cm"/>
      <style:text-properties fo:font-variant="normal" fo:text-transform="none" fo:color="#8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draw:fill-gradient-name="Gradient_20_7" draw:fill-hatch-name="Hatching_20_1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729fcf" draw:fill-gradient-name="Gradient_20_7" draw:fill-hatch-name="Hatching_20_1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42cm" fo:margin-bottom="0.21cm" fo:line-height="100%" fo:text-indent="0cm"/>
    </style:style>
    <style:style style:name="P19" style:family="paragraph">
      <loext:graphic-properties draw:fill="none" draw:fill-color="#729fcf"/>
      <style:paragraph-properties fo:margin-left="0cm" fo:margin-right="0cm" fo:margin-top="0.42cm" fo:margin-bottom="0.21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4" style:family="paragraph">
      <loext:graphic-properties draw:fill="solid" draw:fill-color="#dddddd"/>
    </style:style>
    <style:style style:name="P25" style:family="paragraph">
      <loext:graphic-properties draw:fill-color="#dddddd"/>
      <style:paragraph-properties fo:text-align="center"/>
    </style:style>
    <style:style style:name="P26" style:family="paragraph">
      <loext:graphic-properties draw:fill="solid" draw:fill-color="#66ffff"/>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17cm" svg:height="2.068cm" svg:x="2.951cm" svg:y="22.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17cm" svg:height="2.07cm" svg:x="2.739cm" svg:y="22.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17cm" svg:height="2.066cm" svg:x="2.458cm" svg:y="23.165cm">
            <text:p text:style-name="P2"><text:span text:style-name="T1">User</text:span></text:p>
            <text:p text:style-name="P2"><text:span text:style-name="T1">Application(s)</text:span></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3" draw:layer="layout" draw:type="line" svg:x1="11.977cm" svg:y1="18.719cm" svg:x2="16.612cm" svg:y2="24.3cm" draw:start-shape="id1" draw:start-glue-point="2" svg:d="M11977 18719l4635 5581" svg:viewBox="0 0 4636 5582">
          <text:p/>
        </draw:connector>
        <draw:g>
          <draw:custom-shape draw:style-name="gr5" draw:text-style-name="P5" xml:id="id5" draw:id="id5" draw:layer="layout" svg:width="3.569cm" svg:height="1.68cm" svg:x="9.911cm" svg:y="12.771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8" draw:id="id8" draw:layer="layout" svg:width="3.569cm" svg:height="1.678cm" svg:x="5.831cm" svg:y="7.497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draw:type="line" svg:x1="6.907cm" svg:y1="12.702cm" svg:x2="5.085cm" svg:y2="11.905cm" draw:end-shape="id2" draw:end-glue-point="2" svg:d="M6907 12702l-1822-797" svg:viewBox="0 0 1823 798">
            <text:p/>
          </draw:connector>
          <draw:connector draw:style-name="gr7" draw:text-style-name="P6" draw:layer="layout" draw:type="line" svg:x1="11.977cm" svg:y1="17.297cm" svg:x2="7.3cm" svg:y2="16.544cm" draw:start-shape="id3" draw:start-glue-point="0" draw:end-shape="id4" svg:d="M11977 17297l-4677-753" svg:viewBox="0 0 4678 754">
            <text:p/>
          </draw:connector>
          <draw:connector draw:style-name="gr7" draw:text-style-name="P6" draw:layer="layout" draw:type="line" svg:x1="11.695cm" svg:y1="12.771cm" svg:x2="10.684cm" svg:y2="11.705cm" draw:start-shape="id5" draw:start-glue-point="0" draw:end-shape="id6" draw:end-glue-point="2" svg:d="M11695 12771l-1011-1066" svg:viewBox="0 0 1012 1067">
            <text:p/>
          </draw:connector>
          <draw:connector draw:style-name="gr7" draw:text-style-name="P6" draw:layer="layout" draw:type="line" svg:x1="11.695cm" svg:y1="12.771cm" svg:x2="14.3cm" svg:y2="11.444cm" draw:start-shape="id5" draw:start-glue-point="0" draw:end-shape="id7" draw:end-glue-point="3" svg:d="M11695 12771l2605-1327" svg:viewBox="0 0 2606 1328">
            <text:p/>
          </draw:connector>
          <draw:connector draw:style-name="gr7" draw:text-style-name="P6" draw:layer="layout" draw:type="line" svg:x1="6.81cm" svg:y1="10.6cm" svg:x2="7.615cm" svg:y2="9.175cm" draw:end-shape="id8" draw:end-glue-point="2" svg:d="M6810 10600l805-1425" svg:viewBox="0 0 806 1426">
            <text:p/>
          </draw:connector>
          <draw:custom-shape draw:style-name="gr8" draw:text-style-name="P5" xml:id="id9" draw:id="id9" draw:layer="layout" svg:width="3.571cm" svg:height="2.302cm" svg:x="5.189cm" svg:y="12.669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2" draw:id="id2" draw:layer="layout" svg:width="3.571cm" svg:height="2.308cm" svg:x="3.3cm" svg:y="9.597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xml:id="id4" draw:id="id4" draw:layer="layout" svg:width="3.569cm" svg:height="2.305cm" svg:x="3.731cm" svg:y="15.392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xml:id="id7" draw:id="id7" draw:layer="layout" svg:width="3.567cm" svg:height="2.305cm" svg:x="14.3cm" svg:y="10.292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xml:id="id6" draw:id="id6" draw:layer="layout" svg:width="3.569cm" svg:height="2.308cm" svg:x="8.9cm" svg:y="9.397cm">
            <text:p text:style-name="P4"><text:span text:style-name="T1">Biot IMU</text:span></text:p>
            <text:p text:style-name="P4"><text:span text:style-name="T1">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5.072cm" svg:height="2.384cm" svg:x="12.428cm" svg:y="7.797cm">
            <draw:text-box>
              <text:p text:style-name="P7">DODAG</text:p>
              <text:p text:style-name="P7">Network</text:p>
              <text:p text:style-name="P7"/>
            </draw:text-box>
          </draw:frame>
          <draw:custom-shape draw:style-name="gr14" draw:text-style-name="P9" draw:layer="layout" svg:width="17.462cm" svg:height="12.603cm" svg:x="2cm" svg:y="6.89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35.89336718502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10" xml:id="id1" draw:id="id1" draw:layer="layout" svg:width="5.446cm" svg:height="1.422cm" svg:x="9.254cm" svg:y="17.297cm">
            <text:p text:style-name="P4"><text:span text:style-name="T1">E</text:span><text:span text:style-name="T1">d</text:span><text:span text:style-name="T1">g</text:span><text:span text:style-name="T1">e </text:span><text:span text:style-name="T1">R</text:span><text:span text:style-name="T1">o</text:span><text:span text:style-name="T1">u</text:span><text:span text:style-name="T1">t</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xml:id="id3" draw:id="id3" draw:layer="layout" draw:type="line" svg:x1="11.977cm" svg:y1="17.297cm" svg:x2="11.977cm" svg:y2="17.297cm" draw:start-shape="id1" draw:start-glue-point="0" draw:end-shape="id1" draw:end-glue-point="0" svg:d="M11977 17297z" svg:viewBox="0 0 1 1">
            <text:p/>
          </draw:connector>
          <draw:connector draw:style-name="gr7" draw:text-style-name="P6" draw:layer="layout" draw:type="line" svg:x1="11.977cm" svg:y1="17.297cm" svg:x2="6.974cm" svg:y2="14.971cm" draw:start-shape="id3" draw:start-glue-point="0" draw:end-shape="id9" draw:end-glue-point="2" svg:d="M11977 17297l-5003-2326" svg:viewBox="0 0 5004 2327">
            <text:p/>
          </draw:connector>
          <draw:connector draw:style-name="gr7" draw:text-style-name="P6" draw:layer="layout" draw:type="line" svg:x1="11.977cm" svg:y1="17.297cm" svg:x2="11.695cm" svg:y2="14.451cm" draw:start-shape="id1" draw:end-shape="id5" draw:end-glue-point="2" svg:d="M11977 17297l-282-2846" svg:viewBox="0 0 283 2847">
            <text:p/>
          </draw:connector>
          <draw:frame draw:style-name="gr16" draw:text-style-name="P8" draw:layer="layout" svg:width="5.108cm" svg:height="1.764cm" svg:x="12.4cm" svg:y="15.097cm">
            <draw:text-box>
              <text:p text:style-name="P7">UDP/6LowPan</text:p>
              <text:p text:style-name="P7">"Biot" Messages</text:p>
            </draw:text-box>
          </draw:frame>
        </draw:g>
        <draw:frame draw:style-name="gr17" draw:text-style-name="P8" draw:layer="layout" svg:width="5.4cm" svg:height="3.095cm" svg:x="14.3cm" svg:y="20.9cm">
          <draw:text-box>
            <text:p text:style-name="P11"><text:span text:style-name="T1">UDP/IP</text:span></text:p>
            <text:p text:style-name="P11"><text:span text:style-name="T1">"Edge" Messages</text:span></text:p>
            <text:p text:style-name="P11"><text:span text:style-name="T1"/></text:p>
          </draw:text-box>
        </draw:frame>
        <draw:frame draw:style-name="gr18" draw:text-style-name="P8" draw:layer="layout" svg:width="3.571cm" svg:height="2.688cm" svg:x="9.3cm" svg:y="22.2cm">
          <draw:text-box>
            <text:p text:style-name="P11"><text:span text:style-name="T1">TCP/IP HTTP REST</text:span></text:p>
          </draw:text-box>
        </draw:frame>
        <draw:custom-shape draw:style-name="gr19" draw:text-style-name="P12" xml:id="id11" draw:id="id11" draw:layer="layout" svg:width="5.259cm" svg:height="5.04cm" svg:x="1.8cm" svg:y="21.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04.38394093216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0" draw:text-style-name="P13" draw:layer="layout" svg:width="4.855cm" svg:height="1.29cm" svg:x="14.145cm" svg:y="25cm">
          <text:p text:style-name="P4"><text:span text:style-name="T1">BIOT 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4" draw:layer="layout" svg:width="5.825cm" svg:height="2.521cm" svg:x="13.7cm" svg:y="24.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03.20430658805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2" draw:text-style-name="P15" xml:id="id10" draw:id="id10" draw:layer="layout" svg:width="2.349cm" svg:height="1.422cm" svg:x="9.151cm" svg:y="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6" draw:layer="layout" draw:type="line" svg:x1="13.7cm" svg:y1="25.56cm" svg:x2="11.5cm" svg:y2="25.611cm" draw:end-shape="id10" draw:end-glue-point="1" svg:d="M13700 25560l-2200 51" svg:viewBox="0 0 2201 52">
          <text:p/>
        </draw:connector>
        <draw:connector draw:style-name="gr24" draw:text-style-name="P17" draw:layer="layout" draw:type="line" svg:x1="9.151cm" svg:y1="25.611cm" svg:x2="7.059cm" svg:y2="23.62cm" draw:start-shape="id10" draw:start-glue-point="3" draw:end-shape="id11" svg:d="M9151 25611l-2092-1991" svg:viewBox="0 0 2093 1992">
          <text:p/>
        </draw:connector>
        <draw:frame draw:style-name="gr25" draw:text-style-name="P19" draw:layer="layout" svg:width="11.457cm" svg:height="1.359cm" svg:x="4.643cm" svg:y="4.741cm">
          <draw:text-box>
            <text:p text:style-name="P18"><text:span text:style-name="T2">Biot Motion Tracking System</text:span></text:p>
          </draw:text-box>
        </draw:frame>
        <draw:custom-shape draw:style-name="gr26" draw:text-style-name="P20" draw:layer="layout" svg:width="0.7cm" svg:height="1.2cm" svg:x="13.5cm" svg:y="20.3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20" draw:layer="layout" svg:width="0.7cm" svg:height="1.2cm" svg:x="12.1cm" svg:y="24.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20" draw:layer="layout" svg:width="0.7cm" svg:height="1.2cm" svg:x="7.9cm" svg:y="24cm">
          <text:p/>
          <draw:enhanced-geometry svg:viewBox="0 0 640 861" draw:text-areas="257 295 414 566" draw:type="non-primitive" draw:enhanced-path="M 640 233 L 221 293 506 12 367 0 29 406 431 347 145 645 99 520 0 861 326 765 209 711 640 233 640 233 Z N"/>
        </draw:custom-shape>
        <draw:frame draw:style-name="gr27" draw:text-style-name="P21" draw:layer="layout" svg:width="5.256cm" svg:height="1.673cm" svg:x="14.2cm" svg:y="27cm">
          <draw:text-box>
            <text:p>PC (or dedicated</text:p>
            <text:p>device)</text:p>
          </draw:text-box>
        </draw:frame>
        <draw:frame draw:style-name="gr28" draw:text-style-name="P8" draw:layer="layout" svg:width="6.281cm" svg:height="1.05cm" svg:x="1.6cm" svg:y="19.95cm">
          <draw:text-box>
            <text:p text:style-name="P11"><text:span text:style-name="T1">PC/Phone/Tablet etc</text:span></text:p>
          </draw:text-box>
        </draw:frame>
      </draw:page>
      <draw:page draw:name="page2" draw:style-name="dp1" draw:master-page-name="Default">
        <draw:custom-shape draw:style-name="gr29" draw:text-style-name="P10" xml:id="id12" draw:id="id12" draw:layer="layout" svg:width="6.547cm" svg:height="1.529cm" svg:x="5.5cm" svg:y="15.771cm">
          <text:p text:style-name="P2"><text:span text:style-name="T1">Edge </text:span><text:span text:style-name="T1">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layer="layout" svg:width="3.525cm" svg:height="1.063cm" svg:x="4.201cm" svg:y="8.186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3.525cm" svg:height="1.064cm" svg:x="6.216cm" svg:y="10.243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draw:layer="layout" svg:width="3.523cm" svg:height="1.063cm" svg:x="13.264cm" svg:y="8.186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layer="layout" svg:width="3.525cm" svg:height="1.063cm" svg:x="10.746cm" svg:y="9.648cm">
          <text:p text:style-name="P2"><text:span text:style-name="T1">B</text:span><text:span text:style-name="T1">i</text:span><text:span text:style-name="T1">o</text:span><text:span text:style-name="T1">t </text:span><text:span text:style-name="T1">N</text:span><text:span text:style-name="T1">o</text:span><text:span text:style-name="T1">d</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2" xml:id="id13" draw:id="id13" draw:layer="layout" svg:width="15.304cm" svg:height="4.39cm" svg:x="3.096cm" svg:y="7.7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984.9416755037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34" draw:text-style-name="P6" draw:layer="layout" draw:type="line" svg:x1="8.773cm" svg:y1="15.771cm" svg:x2="10.748cm" svg:y2="12.107cm" draw:start-shape="id12" draw:start-glue-point="0" draw:end-shape="id13" svg:d="M8773 15771l1975-3664" svg:viewBox="0 0 1976 3665">
          <text:p/>
        </draw:connector>
        <draw:custom-shape draw:style-name="gr35" draw:text-style-name="P13" xml:id="id14" draw:id="id14" draw:layer="layout" svg:width="5.841cm" svg:height="2.994cm" svg:x="6.2cm" svg:y="20.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34" draw:text-style-name="P6" draw:layer="layout" draw:type="line" svg:x1="9.495cm" svg:y1="20.7cm" svg:x2="8.773cm" svg:y2="17.3cm" draw:start-shape="id14" draw:start-glue-point="4" draw:end-shape="id12" svg:d="M9495 20700l-722-3400" svg:viewBox="0 0 723 3401">
          <text:p/>
        </draw:connector>
        <draw:frame draw:style-name="gr36" draw:text-style-name="P8" draw:layer="layout" svg:width="3.647cm" svg:height="2.484cm" svg:x="6.7cm" svg:y="21.616cm">
          <draw:text-box>
            <text:p text:style-name="P11"><text:span text:style-name="T1">Biot Broker</text:span></text:p>
            <text:p text:style-name="P11"><text:span text:style-name="T1">Application</text:span></text:p>
          </draw:text-box>
        </draw:frame>
        <draw:frame draw:style-name="gr37" draw:text-style-name="P8" draw:layer="layout" svg:width="6.363cm" svg:height="1.423cm" svg:x="11.047cm" svg:y="13.063cm">
          <draw:text-box>
            <text:p text:style-name="P11"><text:span text:style-name="T1">Biot Node Messages</text:span></text:p>
          </draw:text-box>
        </draw:frame>
        <draw:frame draw:style-name="gr38" draw:text-style-name="P8" draw:layer="layout" svg:width="4.799cm" svg:height="1.423cm" svg:x="4.501cm" svg:y="13.3cm">
          <draw:text-box>
            <text:p text:style-name="P11"><text:span text:style-name="T1">UDP/6LowPAN</text:span></text:p>
          </draw:text-box>
        </draw:frame>
        <draw:frame draw:style-name="gr39" draw:text-style-name="P8" draw:layer="layout" svg:width="2.619cm" svg:height="1.424cm" svg:x="6cm" svg:y="18cm">
          <draw:text-box>
            <text:p text:style-name="P11"><text:span text:style-name="T1">UDP/IP</text:span></text:p>
          </draw:text-box>
        </draw:frame>
        <draw:frame draw:style-name="gr40" draw:text-style-name="P23" draw:layer="layout" svg:width="9.633cm" svg:height="1.423cm" svg:x="5.2cm" svg:y="6.1cm">
          <draw:text-box>
            <text:p text:style-name="P11"><text:span text:style-name="T3">Edge Router Communications</text:span></text:p>
          </draw:text-box>
        </draw:frame>
        <draw:g>
          <draw:frame draw:style-name="gr41" draw:text-style-name="P8" draw:layer="layout" svg:width="5.058cm" svg:height="0.962cm" svg:x="10.942cm" svg:y="18.065cm">
            <draw:text-box>
              <text:p text:style-name="P11"><text:span text:style-name="T1">Edge Messages</text:span></text:p>
            </draw:text-box>
          </draw:frame>
          <draw:g>
            <draw:frame draw:style-name="gr42" draw:text-style-name="P21" draw:layer="layout" svg:width="1.734cm" svg:height="0.962cm" svg:x="12.677cm" svg:y="18.866cm">
              <draw:text-box>
                <text:p>data</text:p>
              </draw:text-box>
            </draw:frame>
            <draw:custom-shape draw:style-name="gr43" draw:text-style-name="P20" draw:layer="layout" svg:width="0.4cm" svg:height="0.7cm" svg:x="12.277cm" svg:y="1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27" draw:text-style-name="P21" draw:layer="layout" svg:width="2.403cm" svg:height="0.962cm" svg:x="12.739cm" svg:y="17.3cm">
              <draw:text-box>
                <text:p>control</text:p>
              </draw:text-box>
            </draw:frame>
            <draw:custom-shape draw:style-name="gr44" draw:text-style-name="P20" draw:layer="layout" svg:width="0.4cm" svg:height="0.7cm" svg:x="12.242cm" svg:y="17.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frame draw:style-name="gr42" draw:text-style-name="P21" draw:layer="layout" svg:width="1.734cm" svg:height="0.962cm" svg:x="13.966cm" svg:y="14cm">
            <draw:text-box>
              <text:p>data</text:p>
            </draw:text-box>
          </draw:frame>
          <draw:custom-shape draw:style-name="gr43" draw:text-style-name="P20" draw:layer="layout" svg:width="0.4cm" svg:height="0.7cm" svg:x="13.566cm" svg:y="14.2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27" draw:text-style-name="P21" draw:layer="layout" svg:width="2.403cm" svg:height="0.962cm" svg:x="13.997cm" svg:y="12.2cm">
            <draw:text-box>
              <text:p>control</text:p>
            </draw:text-box>
          </draw:frame>
          <draw:custom-shape draw:style-name="gr44" draw:text-style-name="P20" draw:layer="layout" svg:width="0.4cm" svg:height="0.7cm" svg:x="13.5cm" svg:y="12.3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age>
      <draw:page draw:name="page3" draw:style-name="dp1" draw:master-page-name="Default">
        <draw:custom-shape draw:style-name="gr45" draw:text-style-name="P5" xml:id="id17" draw:id="id17" draw:layer="layout" svg:width="4.5cm" svg:height="1.767cm" svg:x="6.7cm" svg:y="11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5" xml:id="id16" draw:id="id16" draw:layer="layout" svg:width="4.5cm" svg:height="1.766cm" svg:x="2cm" svg:y="12.6cm">
          <text:p text:style-name="P2"><text:span text:style-name="T1">B</text:span><text:span text:style-name="T1">io</text:span><text:span text:style-name="T1">t </text:span><text:span text:style-name="T1">N</text:span><text:span text:style-name="T1">o</text:span><text:span text:style-name="T1">d</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5" xml:id="id19" draw:id="id19" draw:layer="layout" svg:width="4.5cm" svg:height="1.766cm" svg:x="14cm" svg:y="16.134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 xml:id="id20" draw:id="id20" draw:layer="layout" svg:width="4.5cm" svg:height="1.77cm" svg:x="12.8cm" svg:y="8.33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5" xml:id="id18" draw:id="id18" draw:layer="layout" svg:width="4.5cm" svg:height="1.767cm" svg:x="2.2cm" svg:y="16.3cm">
          <text:p text:style-name="P2"><text:span text:style-name="T1">Biot 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0" xml:id="id15" draw:id="id15" draw:layer="layout" svg:width="7.801cm" svg:height="1.447cm" svg:x="5.099cm" svg:y="24cm">
          <text:p text:style-name="P2"><text:span text:style-name="T1">Edge </text:span><text:span text:style-name="T1">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8" draw:layer="layout" svg:width="6.384cm" svg:height="3.682cm" svg:x="2.984cm" svg:y="7.761cm">
          <draw:text-box>
            <text:p text:style-name="P11"><text:span text:style-name="T1">Biot Node</text:span></text:p>
            <text:p text:style-name="P11"><text:span text:style-name="T1">Message</text:span><text:span text:style-name="T1">s</text:span></text:p>
            <text:p text:style-name="P11"><text:span text:style-name="T1">(6LowPA</text:span><text:span text:style-name="T1">N, UDP)</text:span></text:p>
          </draw:text-box>
        </draw:frame>
        <draw:custom-shape draw:style-name="gr50" draw:text-style-name="P22" draw:layer="layout" svg:width="18.5cm" svg:height="19.339cm" svg:x="1.268cm" svg:y="7.2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59.94811091292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34" draw:text-style-name="P6" draw:layer="layout" draw:type="line" svg:x1="8.999cm" svg:y1="24cm" svg:x2="6.5cm" svg:y2="13.483cm" draw:start-shape="id15" draw:start-glue-point="0" draw:end-shape="id16" svg:d="M8999 24000l-2499-10517" svg:viewBox="0 0 2500 10518">
          <text:p/>
        </draw:connector>
        <draw:connector draw:style-name="gr34" draw:text-style-name="P6" draw:layer="layout" draw:type="line" svg:x1="8.999cm" svg:y1="24cm" svg:x2="8.95cm" svg:y2="12.767cm" draw:start-shape="id15" draw:start-glue-point="0" draw:end-shape="id17" draw:end-glue-point="2" svg:d="M8999 24000l-49-11233" svg:viewBox="0 0 50 11234">
          <text:p/>
        </draw:connector>
        <draw:connector draw:style-name="gr34" draw:text-style-name="P6" draw:layer="layout" draw:type="line" svg:x1="8.999cm" svg:y1="24cm" svg:x2="4.45cm" svg:y2="18.067cm" draw:start-shape="id15" draw:start-glue-point="0" draw:end-shape="id18" draw:end-glue-point="2" svg:d="M8999 24000l-4549-5933" svg:viewBox="0 0 4550 5934">
          <text:p/>
        </draw:connector>
        <draw:connector draw:style-name="gr34" draw:text-style-name="P6" draw:layer="layout" draw:type="line" svg:x1="8.999cm" svg:y1="24cm" svg:x2="14cm" svg:y2="17.017cm" draw:start-shape="id15" draw:start-glue-point="0" draw:end-shape="id19" svg:d="M8999 24000l5001-6983" svg:viewBox="0 0 5002 6984">
          <text:p/>
        </draw:connector>
        <draw:connector draw:style-name="gr34" draw:text-style-name="P6" draw:layer="layout" draw:type="line" svg:x1="15.05cm" svg:y1="10.1cm" svg:x2="16.25cm" svg:y2="16.134cm" draw:start-shape="id20" draw:end-shape="id19" svg:d="M15050 10100l1200 6034" svg:viewBox="0 0 1201 6035">
          <text:p/>
        </draw:connector>
        <draw:frame draw:style-name="gr51" draw:text-style-name="P23" draw:layer="layout" svg:width="6.988cm" svg:height="1.478cm" svg:x="3.167cm" svg:y="6.1cm">
          <draw:text-box>
            <text:p text:style-name="P11"><text:span text:style-name="T3">Biot Node </text:span><text:span text:style-name="T3">Messaging</text:span></text:p>
          </draw:text-box>
        </draw:frame>
        <draw:frame draw:style-name="gr37" draw:text-style-name="P8" draw:layer="layout" svg:width="6.363cm" svg:height="1.423cm" svg:x="5.737cm" svg:y="20.4cm">
          <draw:text-box>
            <text:p text:style-name="P11"><text:span text:style-name="T1">Biot </text:span><text:span text:style-name="T1">Nod</text:span><text:span text:style-name="T1">e </text:span><text:span text:style-name="T1">Mes</text:span><text:span text:style-name="T1">sag</text:span><text:span text:style-name="T1">es</text:span></text:p>
          </draw:text-box>
        </draw:frame>
        <draw:g>
          <draw:frame draw:style-name="gr42" draw:text-style-name="P21" draw:layer="layout" svg:width="1.734cm" svg:height="0.962cm" svg:x="15.166cm" svg:y="10.438cm">
            <draw:text-box>
              <text:p>data</text:p>
            </draw:text-box>
          </draw:frame>
          <draw:custom-shape draw:style-name="gr43" draw:text-style-name="P20" draw:layer="layout" svg:width="0.4cm" svg:height="0.7cm" svg:x="14.766cm" svg:y="1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42" draw:text-style-name="P21" draw:layer="layout" svg:width="1.734cm" svg:height="0.962cm" svg:x="8.8cm" svg:y="13.238cm">
            <draw:text-box>
              <text:p>data</text:p>
            </draw:text-box>
          </draw:frame>
          <draw:custom-shape draw:style-name="gr43" draw:text-style-name="P20" draw:layer="layout" svg:width="0.4cm" svg:height="0.7cm" svg:x="8.4cm" svg:y="1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52" draw:text-style-name="P21" draw:layer="layout" svg:width="1.734cm" svg:height="0.962cm" svg:x="3.4cm" svg:y="22.738cm">
            <draw:text-box>
              <text:p>data</text:p>
            </draw:text-box>
          </draw:frame>
          <draw:custom-shape draw:style-name="gr43" draw:text-style-name="P20" draw:layer="layout" svg:width="0.4cm" svg:height="0.7cm" svg:x="3cm" svg:y="23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27" draw:text-style-name="P21" draw:layer="layout" svg:width="2.403cm" svg:height="0.962cm" svg:x="13.197cm" svg:y="22.3cm">
            <draw:text-box>
              <text:p>control</text:p>
            </draw:text-box>
          </draw:frame>
          <draw:custom-shape draw:style-name="gr44" draw:text-style-name="P20" draw:layer="layout" svg:width="0.4cm" svg:height="0.7cm" svg:x="12.7cm" svg:y="22.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53" draw:text-style-name="P24" draw:layer="layout" svg:width="2.576cm" svg:height="1.673cm" svg:x="15.397cm" svg:y="13.5cm">
            <draw:text-box>
              <text:p>relayed</text:p>
              <text:p>control</text:p>
            </draw:text-box>
          </draw:frame>
          <draw:custom-shape draw:style-name="gr54" draw:text-style-name="P25" draw:layer="layout" svg:width="0.4cm" svg:height="0.7cm" svg:x="14.9cm" svg:y="13.6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42" draw:text-style-name="P21" draw:layer="layout" svg:width="1.734cm" svg:height="0.962cm" svg:x="12.666cm" svg:y="17.9cm">
            <draw:text-box>
              <text:p>data</text:p>
            </draw:text-box>
          </draw:frame>
          <draw:custom-shape draw:style-name="gr43" draw:text-style-name="P20" draw:layer="layout" svg:width="0.4cm" svg:height="0.7cm" svg:x="12.266cm" svg:y="18.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42" draw:text-style-name="P21" draw:layer="layout" svg:width="1.734cm" svg:height="0.962cm" svg:x="6.2cm" svg:y="14.638cm">
            <draw:text-box>
              <text:p>data</text:p>
            </draw:text-box>
          </draw:frame>
          <draw:custom-shape draw:style-name="gr43" draw:text-style-name="P20" draw:layer="layout" svg:width="0.4cm" svg:height="0.7cm" svg:x="5.8cm" svg:y="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42" draw:text-style-name="P21" draw:layer="layout" svg:width="1.734cm" svg:height="0.962cm" svg:x="5.466cm" svg:y="17.9cm">
            <draw:text-box>
              <text:p>data</text:p>
            </draw:text-box>
          </draw:frame>
          <draw:custom-shape draw:style-name="gr43" draw:text-style-name="P20" draw:layer="layout" svg:width="0.4cm" svg:height="0.7cm" svg:x="5.066cm" svg:y="18.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55" draw:text-style-name="P26" draw:layer="layout" svg:width="4.096cm" svg:height="0.962cm" svg:x="14.8cm" svg:y="25.238cm">
          <draw:text-box>
            <text:p>Biot Networ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1" draw:display-name="Hatching 11" draw:style="single" draw:color="#3465a4" draw:distance="0.006cm" draw:rotation="0"/>
    <draw:hatch draw:name="Hatching_20_12" draw:display-name="Hatching 12" draw:style="single" draw:color="#3465a4" draw:distance="0.006cm" draw:rotation="0"/>
    <draw:hatch draw:name="Hatching_20_9" draw:display-name="Hatching 9" draw:style="single" draw:color="#3465a4" draw:distance="0.006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 draw:display-name="Dashed (var)" draw:style="rect" draw:dots1="1" draw:dots1-length="63%" draw:distance="41%"/>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2T09:17:47.071333891</meta:creation-date>
    <dc:date>2016-09-23T10:37:24.631262663</dc:date>
    <meta:editing-duration>PT4H50M52S</meta:editing-duration>
    <meta:editing-cycles>11</meta:editing-cycles>
    <meta:generator>LibreOffice/5.1.4.2$Linux_X86_64 LibreOffice_project/10m0$Build-2</meta:generator>
    <meta:document-statistic meta:object-count="107"/>
  </office:meta>
</office:document-meta>
</file>